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1eed" officeooo:paragraph-rsid="00011eed"/>
    </style:style>
    <style:style style:name="P2" style:family="paragraph" style:parent-style-name="Standard">
      <style:text-properties officeooo:rsid="000265cb" officeooo:paragraph-rsid="000265cb"/>
    </style:style>
    <style:style style:name="P3" style:family="paragraph" style:parent-style-name="Standard">
      <style:text-properties officeooo:rsid="00011eed" officeooo:paragraph-rsid="00011eed"/>
    </style:style>
    <style:style style:name="P4" style:family="paragraph" style:parent-style-name="Standard">
      <style:text-properties officeooo:rsid="000311bf" officeooo:paragraph-rsid="000311bf"/>
    </style:style>
    <style:style style:name="P5" style:family="paragraph" style:parent-style-name="Standard">
      <style:text-properties officeooo:rsid="000419e0" officeooo:paragraph-rsid="000419e0"/>
    </style:style>
    <style:style style:name="T1" style:family="text">
      <style:text-properties officeooo:rsid="000265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t A:</text:p>
      <text:p text:style-name="P1">Run “./server 10000” on a terminal</text:p>
      <text:p text:style-name="P1">Run “./client 192.168.0.151 10000” on a terminal</text:p>
      <text:p text:style-name="P1">Run “localhost:10000/” on a browser (I used Firefox)</text:p>
      <text:p text:style-name="P4">On the browser screen, I saw the text “I got your message” for about 1 second</text:p>
      <text:p text:style-name="P1">Check the terminal window where I ran “./<text:span text:style-name="T1">server 10000”. The message is below:</text:span></text:p>
      <text:p text:style-name="P1"/>
      <text:p text:style-name="P4">Here is the message: GET / HTTP/1.1</text:p>
      <text:p text:style-name="P4">Host: localhost:10000</text:p>
      <text:p text:style-name="P4">User-Agent: Mozilla/5.0 (X11; Ubuntu; Linux x86_64; rv:39.0) Gecko/20100101 Firefox/39.0</text:p>
      <text:p text:style-name="P4">Accept: text/html,application/xhtml+xml,application/xml;q=0.9,*/*;q=0.8</text:p>
      <text:p text:style-name="P4">Accept-Language: en-US,en;q=0.5</text:p>
      <text:p text:style-name="P4">Accept-Encoding: gzi</text:p>
      <text:p text:style-name="P4"/>
      <text:p text:style-name="P5">Each field is defined as follows:</text:p>
      <text:p text:style-name="P5">* The first line is an HTTP request line. This is the bare minimum HTTP request in this case because we are not specifying an HTML page.</text:p>
      <text:p text:style-name="P5">* The second line is the beginning of the header. From here, we learn about the host, in this case “localhost”. We need this in case of virtual hosting, where a particular web server can host a wide variety of domains and websites. We also see our port number (10000).</text:p>
      <text:p text:style-name="P5">* User-Agent provides information on the client software. We can see I am running Mozilla on Ubuntu with a Linux x86_64 machine.</text:p>
      <text:p text:style-name="P5">* Accept: Describes what media/content is acceptable to the client. We can accept html, xml, and xhtml + xml files for this server. The q parameters after specifies which type of content is “preferred”.</text:p>
      <text:p text:style-name="P5">* Accept-Language: This is most often used to compress data, indicating if you want to provide content in many different languages.</text:p>
      <text:p text:style-name="P5">* Accept-Encoding: Refers to the type of encoding scheme that the server will accept, in this case gzi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9:28:43.562345109</meta:creation-date>
    <meta:generator>LibreOffice/4.2.8.2$Linux_X86_64 LibreOffice_project/420m0$Build-2</meta:generator>
    <dc:date>2016-02-01T07:35:38.573503352</dc:date>
    <meta:editing-duration>PT14M23S</meta:editing-duration>
    <meta:editing-cycles>3</meta:editing-cycles>
    <meta:document-statistic meta:table-count="0" meta:image-count="0" meta:object-count="0" meta:page-count="1" meta:paragraph-count="19" meta:word-count="254" meta:character-count="1568" meta:non-whitespace-character-count="1327"/>
  </office:meta>
</office:document-meta>
</file>